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cf38"/>
    </style:style>
    <style:style style:name="P2" style:family="paragraph" style:parent-style-name="Standard">
      <style:text-properties officeooo:paragraph-rsid="0008ab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;values;</text:p>
      <text:p text:style-name="P1"><text:tab/>[{'values': </text:p>
      <text:p text:style-name="P1"><text:tab/><text:tab/>[{'values': [], 'type': 7, 'name': 'CPLX_TYPE', 'tagname': 'D::CPLX_TYPE'}, </text:p>
      <text:p text:style-name="P1"><text:tab/><text:tab/>{'values': [], 'type': 7, 'name': 'StateMachine', 'tagname': 'D::StateMachine'}, </text:p>
      <text:p text:style-name="P1"><text:tab/><text:tab/>{'values': [], 'type': 7, 'name': 'datatype0', 'tagname': 'D::datatype0'}], </text:p>
      <text:p text:style-name="P1"><text:tab/><text:tab/>'type': 8, 'name': 'Data Types'},</text:p>
      <text:p text:style-name="P1"><text:tab/><text:tab/>{'values': </text:p>
      <text:p text:style-name="P1"><text:tab/><text:tab/>[{'values': [], 'type': 1, 'name': 'norm', 'tagname': 'P::norm'}, </text:p>
      <text:p text:style-name="P1"><text:tab/><text:tab/>{'values': [], 'type': 1, 'name': 'function0', 'tagname': 'P::function0'}], 'type': 9, 'name': 'Functions'}, </text:p>
      <text:p text:style-name="P1"><text:tab/><text:tab/>{'values': [{'values': [], 'type': 1, 'name': 'C_Pragma', 'tagname': 'P::C_Pragma'}],'type': 10, 'name': 'Function Blocks'}, </text:p>
      <text:p text:style-name="P1"><text:tab/><text:tab/>{'values': [{'values': [], 'type': 1, 'name': 'main_pytest', 'tagname': 'P::main_pytest'}], 'type': 11, 'name': 'Programs'},</text:p>
      <text:p text:style-name="P1"><text:tab/><text:tab/>{'values': [{'values': [], 'type': 6, 'name': 'res_pytest', 'tagname': 'R::config::res_pytest'}], 'type': 15, 'name': 'Resources'}, </text:p>
      <text:p text:style-name="P1"><text:tab/><text:tab/>{'name': '0.x: python', 'values': [], 'tagname': 'python', 'type': 25, 'confnode': &lt;ConfigTreeNode.FinalCTNClass instance at 0x7f14a45f6be0&gt;, 'icon': 'Pyfile'}, </text:p>
      <text:p text:style-name="P1"><text:tab/><text:tab/>{'name': '1.x: c_code', 'values': [], 'tagname': 'c_code', 'type': 25, 'confnode': &lt;ConfigTreeNode.FinalCTNClass instance at 0x7f14a46329b0&gt;, 'icon': 'Cfile'}, </text:p>
      <text:p text:style-name="P1"><text:tab/><text:tab/>{'name': '2.x: py_ext_0', 'values': [], 'tagname': 'py_ext_0', 'type': 25, 'confnode': &lt;ConfigTreeNode.FinalCTNClass instance at 0x7f14a45acd70&gt;, 'icon': 'Pyfile'}]</text:p>
      <text:p text:style-name="Standard">2;name;Beremiz Python Support Tests</text:p>
      <text:p text:style-name="Standard"/>
      <text:p text:style-name="P2">This function is meant to be overridden by confnodes. It should returns an list of dictionaries.</text:p>
      <text:p text:style-name="P2">- IEC_type is an IEC type like BOOL/BYTE/SINT/...</text:p>
      <text:p text:style-name="Standard">- location is a string of this variable's location, like "%IX0.0.0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7:13:47.074009445</meta:creation-date>
    <dc:date>2020-09-01T10:10:48.694060705</dc:date>
    <meta:editing-duration>PT16H37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78" meta:character-count="1613" meta:non-whitespace-character-count="1416"/>
  </office:meta>
</office:document-meta>
</file>